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'Helvetica Neu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/>
      <style:text-properties fo:font-variant="normal" fo:text-transform="none" fo:color="#222222" style:font-name="Arial1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 style:writing-mode="lr-tb"/>
      <style:text-properties fo:font-variant="normal" fo:text-transform="none" fo:color="#222222" style:font-name="Arial1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 style:writing-mode="lr-tb"/>
      <style:text-properties fo:font-variant="normal" fo:text-transform="none" fo:color="#111111" style:font-name="Arial1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 style:writing-mode="lr-tb"/>
      <style:text-properties fo:font-variant="normal" fo:text-transform="none" fo:color="#ff3333" style:font-name="Arial1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 style:writing-mode="lr-tb"/>
    </style:style>
    <style:style style:name="P6" style:family="paragraph" style:parent-style-name="Heading_20_4">
      <style:paragraph-properties fo:margin-left="0cm" fo:margin-right="0cm" fo:margin-top="0cm" fo:margin-bottom="0.661cm" fo:widows="1" fo:text-indent="0cm" style:auto-text-indent="false" fo:padding="0cm" fo:border="none"/>
      <style:text-properties fo:font-variant="normal" fo:text-transform="none" fo:color="#222222" style:font-name="Arial1" fo:font-size="15pt" fo:letter-spacing="normal" fo:font-style="normal" fo:font-weight="normal"/>
    </style:style>
    <style:style style:name="P7" style:family="paragraph" style:parent-style-name="Heading_20_4">
      <style:paragraph-properties fo:margin-left="0cm" fo:margin-right="0cm" fo:margin-top="0cm" fo:margin-bottom="0cm" fo:widows="1" fo:text-indent="0cm" style:auto-text-indent="false" fo:padding="0cm" fo:border="none" style:writing-mode="lr-tb"/>
      <style:text-properties fo:font-variant="normal" fo:text-transform="none" fo:color="#222222" style:font-name="Arial1" fo:font-size="15pt" fo:letter-spacing="normal" fo:font-style="normal" fo:font-weight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ff0066" fo:font-weight="bold" style:font-weight-asian="bold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3399" fo:font-weight="bold" style:font-weight-asian="bold" style:font-weight-complex="bold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color="#111111" fo:font-weight="bold" style:font-weight-asian="bold" style:font-weight-complex="bold"/>
    </style:style>
    <style:style style:name="P14" style:family="paragraph" style:parent-style-name="Heading_20_4">
      <style:text-properties fo:font-variant="normal" fo:text-transform="none" fo:color="#222222" style:font-name="Arial1" fo:font-size="15pt" fo:letter-spacing="normal" fo:font-style="normal" fo:font-weight="normal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ff3399" fo:font-weight="bold" style:font-weight-asian="bold" style:font-weight-complex="bold"/>
    </style:style>
    <style:style style:name="P17" style:family="paragraph" style:parent-style-name="Standard">
      <style:text-properties fo:color="#ff0066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text-properties fo:color="#000000"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.661cm" fo:widows="1" fo:text-indent="0cm" style:auto-text-indent="false" fo:padding="0cm" fo:border="none" style:writing-mode="lr-tb"/>
      <style:text-properties fo:font-variant="normal" fo:text-transform="none" fo:color="#111111" style:font-name="Arial1" fo:font-size="11.25pt" fo:letter-spacing="normal" fo:font-style="normal" fo:font-weight="normal"/>
    </style:style>
    <style:style style:name="T1" style:family="text">
      <style:text-properties fo:font-variant="normal" fo:text-transform="none" fo:color="#222222" style:font-name="Arial1" fo:font-size="11.25pt" fo:letter-spacing="normal" fo:font-style="normal" fo:font-weight="bold"/>
    </style:style>
    <style:style style:name="T2" style:family="text">
      <style:text-properties fo:font-variant="normal" fo:text-transform="none" fo:color="#222222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444444" style:font-name="Arial1" fo:font-size="11.25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99"/>
    </style:style>
    <style:style style:name="T6" style:family="text">
      <style:text-properties fo:color="#11111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/>
    </style:style>
    <style:style style:name="T9" style:family="text">
      <style:text-properties fo:color="#ff00cc"/>
    </style:style>
    <style:style style:name="T10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kumentation Karl Dennis Matthaei <text:s/>Orange Map</text:p>
      <text:p text:style-name="P12"/>
      <text:p text:style-name="P12"/>
      <text:p text:style-name="P10"><text:span text:style-name="T7">1.Typo3 installerlation</text:span> </text:p>
      <text:p text:style-name="P8"/>
      <text:p text:style-name="P9"><text:a xlink:type="simple" xlink:href="http://haraldwingerter.de/?p=1" text:style-name="Internet_20_link" text:visited-style-name="Visited_20_Internet_20_Link"><text:span text:style-name="T5"/></text:a></text:p>
      <text:p text:style-name="P9"><text:a xlink:type="simple" xlink:href="http://haraldwingerter.de/?p=1" text:style-name="Internet_20_link" text:visited-style-name="Visited_20_Internet_20_Link"><text:span text:style-name="T5">http://haraldwingerter.de/?p=1</text:span></text:a></text:p>
      <text:p text:style-name="P11"/>
      <text:p text:style-name="P9"><text:a xlink:type="simple" xlink:href="http://praxistipps.chip.de/typo3-lokal-unter-windows-installieren-so-gehts_33260" text:style-name="Internet_20_link" text:visited-style-name="Visited_20_Internet_20_Link"><text:span text:style-name="T5">http://praxistipps.chip.de/typo3-lokal-unter-windows-installieren-so-gehts_33260</text:span></text:a></text:p>
      <text:p text:style-name="P11"/>
      <text:p text:style-name="P17"><text:span text:style-name="T6">Wenn der Extension Manager nicht funktioniert </text:span><text:span text:style-name="T5"><text:s/></text:span></text:p>
      <text:p text:style-name="P17"><text:span text:style-name="T5"/></text:p>
      <text:p text:style-name="P18">#Dennis 20150720 <text:s/>Wenn Der Extensionmanager nicht funktioniert in C:\xampp\apache\conf</text:p>
      <text:p text:style-name="P18"/>
      <text:p text:style-name="P19">Dateiname <text:s/>-&gt; <text:s text:c="2"/>httpd.conf</text:p>
      <text:p text:style-name="P11"/>
      <text:p text:style-name="P9"><text:a xlink:type="simple" xlink:href="http://typo3blogger.de/fehler-500-im-typo3-extension-manager/" text:style-name="Internet_20_link" text:visited-style-name="Visited_20_Internet_20_Link"><text:span text:style-name="T5">http://typo3blogger.de/fehler-500-im-typo3-extension-manager/</text:span></text:a></text:p>
      <text:p text:style-name="P11"/>
      <text:p text:style-name="P11"/>
      <text:p text:style-name="P13">Extensions installieren </text:p>
      <text:p text:style-name="P11"/>
      <text:p text:style-name="P11"><text:a xlink:type="simple" xlink:href="http://www.a-vista-studios.de/avs/blog/343/typo3/typo3-bei-1und1-installieren/probleme-bei-der-installation-von-extensions-aufgrund-ihrer-grose/" text:style-name="Internet_20_link" text:visited-style-name="Visited_20_Internet_20_Link"><text:span text:style-name="T9">http://www.a-vista-studios.de/avs/blog/343/typo3/typo3-bei-1und1-installieren/probleme-bei-der-installation-von-extensions-aufgrund-ihrer-grose/</text:span></text:a></text:p>
      <text:p text:style-name="P11"/>
      <text:p text:style-name="P11"><text:a xlink:type="simple" xlink:href="http://stackoverflow.com/questions/5051253/phpmyadmin-cant-import-huge-database-file-any-suggestions" text:style-name="Internet_20_link" text:visited-style-name="Visited_20_Internet_20_Link">http://stackoverflow.com/questions/5051253/phpmyadmin-cant-import-huge-database-file-any-suggestions</text:a></text:p>
      <text:p text:style-name="P11"/>
      <text:p text:style-name="P9"/>
      <text:p text:style-name="P11"><text:a xlink:type="simple" xlink:href="http://www.nex.be/press/2012/04/12/import-large-sql-files-in-xampp/" text:style-name="Internet_20_link" text:visited-style-name="Visited_20_Internet_20_Link">http://www.nex.be/press/2012/04/12/import-large-sql-files-in-xampp/</text:a></text:p>
      <text:p text:style-name="P11"/>
      <text:p text:style-name="P9"/>
      <text:p text:style-name="Standard"><text:span text:style-name="T4">unter php/php.info Konfiguration datei benutze</text:span>n </text:p>
      <text:p text:style-name="Standard"/>
      <text:h text:style-name="P14" text:outline-level="4">1. PHP Maximum upload filesize too small upload_max_filesize=2M</text:h>
      <text:p text:style-name="P2">Lösung: In der php.ini unter C:\xampp\php werden folgende Werte auf 12 MB gesetzt:</text:p>
      <text:p text:style-name="P1">upload_max_filesize=12M<text:line-break/>post_max_size=12M</text:p>
      <text:p text:style-name="P1">Man kann auch höhere Werte wählen, unter 10MB sollte man nicht gehen, sonst kann die Fehlermeldung wieder erscheinen.</text:p>
      <text:h text:style-name="P6" text:outline-level="4">2. PHP OpenSSL extension not working</text:h>
      <text:p text:style-name="P5"><text:span text:style-name="Strong_20_Emphasis"><text:span text:style-name="T1">Lösung a</text:span></text:span><text:span text:style-name="T2">: Ermittel den Pfad der openssl.cnf, das ist in der Regel C:\xampp\apache\conf\openssl.cnf. Geh dann zu Systemsteuerung &gt; System &gt; Erweiterte Systemeistellungen (Reiter “Erweitert”) &gt; Umgebungsvariablen. Klick auf “Neu” und füge eine neue Variable mit dem Namen OPENSSL_CONF hinzu. Als Wert der Variablen setz den </text:span><text:soft-page-break/><text:span text:style-name="T2">ermittelten Pfad C:\xampp\apache\conf\openssl.cnf ein. Alles mit OK bestätigen.</text:span></text:p>
      <text:p text:style-name="P5"><text:span text:style-name="Strong_20_Emphasis"><text:span text:style-name="T1">Lösung b</text:span></text:span><text:span text:style-name="T2">: Unter </text:span><text:a xlink:type="simple" xlink:href="http://slproweb.com/products/Win32OpenSSL.html" text:style-name="Internet_20_link" text:visited-style-name="Visited_20_Internet_20_Link"><text:span text:style-name="T3">http://slproweb.com/products/Win32OpenSSL.html</text:span></text:a><text:span text:style-name="T2"> die Datei Win32 OpenSSL v1.0.1g Light herunterladen und installieren. Bei der Frage, wohin die OpenSSL DLLs kopiert werden sollen, wähl “Windows system directory”. (Donation am Schluss kann man auch deselektieren.)<text:line-break/> </text:span></text:p>
      <text:h text:style-name="P7" text:outline-level="4">3. PHP extension fileinfo not loaded</text:h>
      <text:p text:style-name="P2">Lösung: In der php.ini unter C:\xampp\php wird das Semikolon vor extension=php_fileinfo.dll gelöscht.</text:p>
      <text:p text:style-name="P1">Nach diesen Lösungschritten schließ den XAMPP Control Panel, starte ihn neu und schalte Apache und MySQL ein: Die Fehlermeldungen sind verschwunden.</text:p>
      <text:p text:style-name="P2">Zwei weitere Fehler können auftreten, die allerdings nur die Kategorie gelb besitzen.</text:p>
      <text:p text:style-name="P4">SLL muss noch gelöst werden ! Punkt 1</text:p>
      <text:p text:style-name="P4"/>
      <text:p text:style-name="P3"/>
      <text:p text:style-name="P3">Frontend Login : <text:s/><text:tab/><text:span text:style-name="T10">Admindennis</text:span></text:p>
      <text:p text:style-name="P3">Password:<text:tab/><text:tab/><text:span text:style-name="T10">Wc123456789</text:span></text:p>
      <text:p text:style-name="P3">Gmail Konto eröffnet </text:p>
      <text:p text:style-name="P3"><text:a xlink:type="simple" xlink:href="mailto:arbeitkarldennis@gmail.com" text:style-name="Internet_20_link" text:visited-style-name="Visited_20_Internet_20_Link">arbeitkarldennis@gmail.com</text:a></text:p>
      <text:p text:style-name="P3">Passwort :DSL....</text:p>
      <text:p text:style-name="P3"/>
      <text:p text:style-name="P3">Tag <text:s/>2015.0723</text:p>
      <text:p text:style-name="P3">Erste schritte mit Typo3 und projekten </text:p>
      <text:p text:style-name="P3"/>
      <text:p text:style-name="P3">Ora</text:p>
      <text:p text:style-name="P3"/>
      <text:p text:style-name="P3"><text:tab/></text:p>
      <text:p text:style-name="P1"><text:soft-page-break/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'Helvetica Neu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0T12:22:02.66</meta:creation-date>
    <dc:date>2015-07-23T11:30:02.55</dc:date>
    <meta:editing-duration>P2DT22H54M42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3" meta:paragraph-count="34" meta:word-count="253" meta:character-count="2382"/>
  </office:meta>
</office:document-meta>
</file>